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ceaae" officeooo:paragraph-rsid="000ceaae"/>
    </style:style>
    <style:style style:name="P2" style:family="paragraph" style:parent-style-name="Standard">
      <style:text-properties officeooo:paragraph-rsid="000ceaae"/>
    </style:style>
    <style:style style:name="P3" style:family="paragraph" style:parent-style-name="Standard">
      <style:text-properties officeooo:rsid="0010085a" officeooo:paragraph-rsid="0010085a"/>
    </style:style>
    <style:style style:name="T1" style:family="text">
      <style:text-properties officeooo:rsid="0010085a"/>
    </style:style>
    <style:style style:name="T2" style:family="text">
      <style:text-properties officeooo:rsid="000ceaae"/>
    </style:style>
    <style:style style:name="T3" style:family="text">
      <style:text-properties officeooo:rsid="0010d8f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uestro equipo se organiza dividiendo el trabajo de forma equitativa. Si alguno de los integrantes del grupo no sabe hacer alguna de sus tareas, usamos la aplicación whatsapp para hablarlo.</text:p>
      <text:p text:style-name="P1"/>
      <text:p text:style-name="P1">En cuánto al entorno de trabajo usamos eclipse con la integración de un repositorio de GitHub. En dicho repositorio guardamos el trabajo realizado para cada una de las tutorías.</text:p>
      <text:p text:style-name="P1"/>
      <text:p text:style-name="P2"><text:span text:style-name="T2">Usamos Trello para asignar el reparto de tareas a los integrantes del grupo (</text:span><text:a xlink:type="simple" xlink:href="https://trello.com/b/p4n23YyL/ei1027" text:style-name="Internet_20_link" text:visited-style-name="Visited_20_Internet_20_Link">https://trello.com/b/p4n23YyL/ei1027</text:a> <text:span text:style-name="T1">)</text:span></text:p>
      <text:p text:style-name="P2"/>
      <text:p text:style-name="P3">En cuanto a nuestro reparto de roles dentro del grupo tenemos:</text:p>
      <text:p text:style-name="P3"/>
      <text:p text:style-name="P3"><text:tab/>- David Mayo: Líder/<text:span text:style-name="T3">Jefe</text:span>. Se encarga de asignar las tareas a los miembros del grupo y su <text:tab/>voto está por encima de cualquier miembro del grupo.</text:p>
      <text:p text:style-name="P3"/>
      <text:p text:style-name="P3"><text:tab/>- David Rodríguez: <text:span text:style-name="T3">Director</text:span> de tareas. Se encarga de que cada miembro del grupo realice <text:tab/>las tareas asignadas.</text:p>
      <text:p text:style-name="P3"/>
      <text:p text:style-name="P3"><text:tab/>- Albert Escrich/ <text:span text:style-name="T3">Carlos Tena</text:span>: <text:span text:style-name="T3">Evaluador</text:span>. Se encarga de supervisar que todo el trabajo esté <text:tab/>bien hech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8T16:05:42.696455283</meta:creation-date>
    <dc:date>2019-05-13T15:18:13.203000000</dc:date>
    <meta:editing-duration>PT11M23S</meta:editing-duration>
    <meta:editing-cycles>2</meta:editing-cycles>
    <meta:generator>LibreOffice/5.3.1.2$Windows_x86 LibreOffice_project/e80a0e0fd1875e1696614d24c32df0f95f03deb2</meta:generator>
    <meta:document-statistic meta:table-count="0" meta:image-count="0" meta:object-count="0" meta:page-count="1" meta:paragraph-count="7" meta:word-count="146" meta:character-count="902" meta:non-whitespace-character-count="757"/>
  </office:meta>
</office:document-meta>
</file>